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paragraph-rsid="0012dbbd"/>
    </style:style>
    <style:style style:name="P2" style:family="paragraph" style:parent-style-name="Preformatted_20_Text">
      <style:paragraph-properties fo:margin-top="0cm" fo:margin-bottom="0cm" style:contextual-spacing="false" fo:text-align="start" style:justify-single-word="false" style:writing-mode="lr-tb"/>
      <style:text-properties officeooo:paragraph-rsid="0012dbbd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/opt/jmeter/bin/jmete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line-break/><text:line-break/>mkdir -p /home/cwd/jmeter_results/html_repor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line-break/><text:line-break/>/opt/jmeter/bin/jmeter \</text:span></text:span></text:p>
      <text:p text:style-name="P2"><text:span text:style-name="Source_20_Text"><text:span text:style-name="T1"><text:s text:c="2"/>-n \</text:span></text:span></text:p>
      <text:p text:style-name="P2"><text:span text:style-name="Source_20_Text"><text:span text:style-name="T1"><text:s text:c="2"/>-t /home/cwd/Downloads/Performancss/performance_test_plan.jmx \</text:span></text:span></text:p>
      <text:p text:style-name="P2"><text:span text:style-name="Source_20_Text"><text:span text:style-name="T1"><text:s text:c="2"/>-l /home/cwd/jmeter_results/result.jtl \</text:span></text:span></text:p>
      <text:p text:style-name="P2"><text:span text:style-name="Source_20_Text"><text:span text:style-name="T1"><text:s text:c="2"/>-e \</text:span></text:span></text:p>
      <text:p text:style-name="P1"><text:span text:style-name="Source_20_Text"><text:span text:style-name="T1"><text:s text:c="2"/>-o /home/cwd/jmeter_results/html_report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line-break/><text:line-break/>xdg-open /home/cwd/jmeter_results/html_report/index.htm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3:20:58.914336808</meta:creation-date>
    <dc:date>2025-07-16T13:22:52.355282394</dc:date>
    <meta:editing-duration>PT1M5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0" meta:character-count="313" meta:non-whitespace-character-count="286"/>
  </office:meta>
</office:document-meta>
</file>